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mage Red" svg:font-family="'Damage Red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adornments="Bold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666666" fo:border-right="none" fo:border-top="0.05pt dotted #666666" fo:border-bottom="0.05pt dotted #666666" style:writing-mode="page"/>
    </style:style>
    <style:style style:name="Table19.E1" style:family="table-cell">
      <style:table-cell-properties fo:padding="0.0201in" fo:border="0.05pt dotted #666666" style:writing-mode="page"/>
    </style:style>
    <style:style style:name="Table19.A2" style:family="table-cell">
      <style:table-cell-properties fo:padding="0.0201in" fo:border-left="0.05pt dotted #666666" fo:border-right="none" fo:border-top="none" fo:border-bottom="0.05pt dotted #666666" style:writing-mode="page"/>
    </style:style>
    <style:style style:name="Table19.E2" style:family="table-cell">
      <style:table-cell-properties fo:padding="0.0201in" fo:border-left="0.05pt dotted #666666" fo:border-right="0.05pt dotted #666666" fo:border-top="none" fo:border-bottom="0.05pt dotted #666666" style:writing-mode="page"/>
    </style:style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8in" style:rel-column-width="16331*"/>
    </style:style>
    <style:style style:name="Table1.B" style:family="table-column">
      <style:table-column-properties style:column-width="1.2965in" style:rel-column-width="16339*"/>
    </style:style>
    <style:style style:name="Table1.D" style:family="table-column">
      <style:table-column-properties style:column-width="1.3111in" style:rel-column-width="1652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2in" fo:break-before="page" table:align="margins" style:may-break-between-rows="true" table:border-model="collapsing"/>
    </style:style>
    <style:style style:name="Table2.A" style:family="table-column">
      <style:table-column-properties style:column-width="1.2993in" style:rel-column-width="16374*"/>
    </style:style>
    <style:style style:name="Table2.B" style:family="table-column">
      <style:table-column-properties style:column-width="1.3in" style:rel-column-width="16383*"/>
    </style:style>
    <style:style style:name="Table2.D" style:family="table-column">
      <style:table-column-properties style:column-width="0.3924in" style:rel-column-width="4944*"/>
    </style:style>
    <style:style style:name="Table2.E" style:family="table-column">
      <style:table-column-properties style:column-width="0.9083in" style:rel-column-width="11451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A2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6170*"/>
    </style:style>
    <style:style style:name="Table3.B" style:family="table-column">
      <style:table-column-properties style:column-width="1.5701in" style:rel-column-width="19788*"/>
    </style:style>
    <style:style style:name="Table3.D" style:family="table-column">
      <style:table-column-properties style:column-width="1.5701in" style:rel-column-width="19789*"/>
    </style:style>
    <style:style style:name="Table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3.D1" style:family="table-cell">
      <style:table-cell-properties fo:padding="0in" fo:border="0.05pt dotted #666666" style:writing-mode="page"/>
    </style:style>
    <style:style style:name="Table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6178*"/>
    </style:style>
    <style:style style:name="Table4.B" style:family="table-column">
      <style:table-column-properties style:column-width="1.5701in" style:rel-column-width="19788*"/>
    </style:style>
    <style:style style:name="Table4.D" style:family="table-column">
      <style:table-column-properties style:column-width="0.7799in" style:rel-column-width="9828*"/>
    </style:style>
    <style:style style:name="Table4.E" style:family="table-column">
      <style:table-column-properties style:column-width="0.7896in" style:rel-column-width="9953*"/>
    </style:style>
    <style:style style:name="Table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4.E1" style:family="table-cell">
      <style:table-cell-properties fo:padding="0in" fo:border="0.05pt dotted #666666" style:writing-mode="page"/>
    </style:style>
    <style:style style:name="Table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6170*"/>
    </style:style>
    <style:style style:name="Table5.B" style:family="table-column">
      <style:table-column-properties style:column-width="1.5701in" style:rel-column-width="19788*"/>
    </style:style>
    <style:style style:name="Table5.D" style:family="table-column">
      <style:table-column-properties style:column-width="1.5701in" style:rel-column-width="19789*"/>
    </style:style>
    <style:style style:name="Table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5.D1" style:family="table-cell">
      <style:table-cell-properties fo:padding="0in" fo:border="0.05pt dotted #666666" style:writing-mode="page"/>
    </style:style>
    <style:style style:name="Table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6178*"/>
    </style:style>
    <style:style style:name="Table6.B" style:family="table-column">
      <style:table-column-properties style:column-width="1.5701in" style:rel-column-width="19788*"/>
    </style:style>
    <style:style style:name="Table6.D" style:family="table-column">
      <style:table-column-properties style:column-width="0.7799in" style:rel-column-width="9828*"/>
    </style:style>
    <style:style style:name="Table6.E" style:family="table-column">
      <style:table-column-properties style:column-width="0.7896in" style:rel-column-width="9953*"/>
    </style:style>
    <style:style style:name="Table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6.E1" style:family="table-cell">
      <style:table-cell-properties fo:padding="0in" fo:border="0.05pt dotted #666666" style:writing-mode="page"/>
    </style:style>
    <style:style style:name="Table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6170*"/>
    </style:style>
    <style:style style:name="Table7.B" style:family="table-column">
      <style:table-column-properties style:column-width="1.5701in" style:rel-column-width="19788*"/>
    </style:style>
    <style:style style:name="Table7.D" style:family="table-column">
      <style:table-column-properties style:column-width="1.5701in" style:rel-column-width="19789*"/>
    </style:style>
    <style:style style:name="Table7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7.D1" style:family="table-cell">
      <style:table-cell-properties fo:padding="0in" fo:border="0.05pt dotted #666666" style:writing-mode="page"/>
    </style:style>
    <style:style style:name="Table7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7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6178*"/>
    </style:style>
    <style:style style:name="Table8.B" style:family="table-column">
      <style:table-column-properties style:column-width="1.5701in" style:rel-column-width="19788*"/>
    </style:style>
    <style:style style:name="Table8.D" style:family="table-column">
      <style:table-column-properties style:column-width="0.7799in" style:rel-column-width="9828*"/>
    </style:style>
    <style:style style:name="Table8.E" style:family="table-column">
      <style:table-column-properties style:column-width="0.7896in" style:rel-column-width="9953*"/>
    </style:style>
    <style:style style:name="Table8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8.E1" style:family="table-cell">
      <style:table-cell-properties fo:padding="0in" fo:border="0.05pt dotted #666666" style:writing-mode="page"/>
    </style:style>
    <style:style style:name="Table8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8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6170*"/>
    </style:style>
    <style:style style:name="Table9.B" style:family="table-column">
      <style:table-column-properties style:column-width="1.5701in" style:rel-column-width="19788*"/>
    </style:style>
    <style:style style:name="Table9.D" style:family="table-column">
      <style:table-column-properties style:column-width="1.5701in" style:rel-column-width="19789*"/>
    </style:style>
    <style:style style:name="Table9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9.D1" style:family="table-cell">
      <style:table-cell-properties fo:padding="0in" fo:border="0.05pt dotted #666666" style:writing-mode="page"/>
    </style:style>
    <style:style style:name="Table9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9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6178*"/>
    </style:style>
    <style:style style:name="Table10.B" style:family="table-column">
      <style:table-column-properties style:column-width="1.5701in" style:rel-column-width="19788*"/>
    </style:style>
    <style:style style:name="Table10.D" style:family="table-column">
      <style:table-column-properties style:column-width="0.7799in" style:rel-column-width="9828*"/>
    </style:style>
    <style:style style:name="Table10.E" style:family="table-column">
      <style:table-column-properties style:column-width="0.7896in" style:rel-column-width="9953*"/>
    </style:style>
    <style:style style:name="Table10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0.E1" style:family="table-cell">
      <style:table-cell-properties fo:padding="0in" fo:border="0.05pt dotted #666666" style:writing-mode="page"/>
    </style:style>
    <style:style style:name="Table10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0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6170*"/>
    </style:style>
    <style:style style:name="Table11.B" style:family="table-column">
      <style:table-column-properties style:column-width="1.5701in" style:rel-column-width="19788*"/>
    </style:style>
    <style:style style:name="Table11.D" style:family="table-column">
      <style:table-column-properties style:column-width="1.5701in" style:rel-column-width="19789*"/>
    </style:style>
    <style:style style:name="Table11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1.D1" style:family="table-cell">
      <style:table-cell-properties fo:padding="0in" fo:border="0.05pt dotted #666666" style:writing-mode="page"/>
    </style:style>
    <style:style style:name="Table11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1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6178*"/>
    </style:style>
    <style:style style:name="Table12.B" style:family="table-column">
      <style:table-column-properties style:column-width="1.5701in" style:rel-column-width="19788*"/>
    </style:style>
    <style:style style:name="Table12.D" style:family="table-column">
      <style:table-column-properties style:column-width="0.7799in" style:rel-column-width="9828*"/>
    </style:style>
    <style:style style:name="Table12.E" style:family="table-column">
      <style:table-column-properties style:column-width="0.7896in" style:rel-column-width="9953*"/>
    </style:style>
    <style:style style:name="Table12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2.E1" style:family="table-cell">
      <style:table-cell-properties fo:padding="0in" fo:border="0.05pt dotted #666666" style:writing-mode="page"/>
    </style:style>
    <style:style style:name="Table12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2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6170*"/>
    </style:style>
    <style:style style:name="Table13.B" style:family="table-column">
      <style:table-column-properties style:column-width="1.5701in" style:rel-column-width="19788*"/>
    </style:style>
    <style:style style:name="Table13.D" style:family="table-column">
      <style:table-column-properties style:column-width="1.5701in" style:rel-column-width="19789*"/>
    </style:style>
    <style:style style:name="Table13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3.D1" style:family="table-cell">
      <style:table-cell-properties fo:padding="0in" fo:border="0.05pt dotted #666666" style:writing-mode="page"/>
    </style:style>
    <style:style style:name="Table13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3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6178*"/>
    </style:style>
    <style:style style:name="Table14.B" style:family="table-column">
      <style:table-column-properties style:column-width="1.5701in" style:rel-column-width="19788*"/>
    </style:style>
    <style:style style:name="Table14.D" style:family="table-column">
      <style:table-column-properties style:column-width="0.7799in" style:rel-column-width="9828*"/>
    </style:style>
    <style:style style:name="Table14.E" style:family="table-column">
      <style:table-column-properties style:column-width="0.7896in" style:rel-column-width="9953*"/>
    </style:style>
    <style:style style:name="Table14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4.E1" style:family="table-cell">
      <style:table-cell-properties fo:padding="0in" fo:border="0.05pt dotted #666666" style:writing-mode="page"/>
    </style:style>
    <style:style style:name="Table14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4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6170*"/>
    </style:style>
    <style:style style:name="Table15.B" style:family="table-column">
      <style:table-column-properties style:column-width="1.5701in" style:rel-column-width="19788*"/>
    </style:style>
    <style:style style:name="Table15.D" style:family="table-column">
      <style:table-column-properties style:column-width="1.5701in" style:rel-column-width="19789*"/>
    </style:style>
    <style:style style:name="Table15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5.D1" style:family="table-cell">
      <style:table-cell-properties fo:padding="0in" fo:border="0.05pt dotted #666666" style:writing-mode="page"/>
    </style:style>
    <style:style style:name="Table15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5.D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6178*"/>
    </style:style>
    <style:style style:name="Table16.B" style:family="table-column">
      <style:table-column-properties style:column-width="1.5701in" style:rel-column-width="19788*"/>
    </style:style>
    <style:style style:name="Table16.D" style:family="table-column">
      <style:table-column-properties style:column-width="0.7799in" style:rel-column-width="9828*"/>
    </style:style>
    <style:style style:name="Table16.E" style:family="table-column">
      <style:table-column-properties style:column-width="0.7896in" style:rel-column-width="9953*"/>
    </style:style>
    <style:style style:name="Table16.A1" style:family="table-cell">
      <style:table-cell-properties fo:padding="0in" fo:border-left="0.05pt dotted #666666" fo:border-right="none" fo:border-top="0.05pt dotted #666666" fo:border-bottom="0.05pt dotted #666666" style:writing-mode="page"/>
    </style:style>
    <style:style style:name="Table16.E1" style:family="table-cell">
      <style:table-cell-properties fo:padding="0in" fo:border="0.05pt dotted #666666" style:writing-mode="page"/>
    </style:style>
    <style:style style:name="Table16.A2" style:family="table-cell">
      <style:table-cell-properties fo:padding="0in" fo:border-left="0.05pt dotted #666666" fo:border-right="none" fo:border-top="none" fo:border-bottom="0.05pt dotted #666666" style:writing-mode="page"/>
    </style:style>
    <style:style style:name="Table16.E2" style:family="table-cell">
      <style:table-cell-properties fo:padding="0in" fo:border-left="0.05pt dotted #666666" fo:border-right="0.05pt dotted #666666" fo:border-top="none" fo:border-bottom="0.05pt dotted #666666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schedule">
      <style:text-properties officeooo:paragraph-rsid="002b0cc1"/>
    </style:style>
    <style:style style:name="P7" style:family="paragraph" style:parent-style-name="schedule_20_accent">
      <style:text-properties officeooo:paragraph-rsid="002b0cc1"/>
    </style:style>
    <style:style style:name="P8" style:family="paragraph" style:parent-style-name="schedule">
      <style:text-properties officeooo:paragraph-rsid="00292798"/>
    </style:style>
    <style:style style:name="P9" style:family="paragraph" style:parent-style-name="schedule_20_accent">
      <style:text-properties officeooo:paragraph-rsid="00292798"/>
    </style:style>
    <style:style style:name="P10" style:family="paragraph" style:parent-style-name="schedule">
      <style:text-properties officeooo:rsid="00271395" officeooo:paragraph-rsid="00271395"/>
    </style:style>
    <style:style style:name="P11" style:family="paragraph" style:parent-style-name="schedule">
      <style:text-properties officeooo:rsid="00271395" officeooo:paragraph-rsid="0027c104"/>
    </style:style>
    <style:style style:name="P12" style:family="paragraph" style:parent-style-name="schedule">
      <style:text-properties officeooo:rsid="00271395" officeooo:paragraph-rsid="00292798"/>
    </style:style>
    <style:style style:name="P13" style:family="paragraph" style:parent-style-name="schedule">
      <style:text-properties officeooo:rsid="00271395" officeooo:paragraph-rsid="002b0cc1"/>
    </style:style>
    <style:style style:name="P14" style:family="paragraph" style:parent-style-name="schedule">
      <style:text-properties officeooo:rsid="00292798" officeooo:paragraph-rsid="00292798"/>
    </style:style>
    <style:style style:name="P15" style:family="paragraph" style:parent-style-name="schedule">
      <style:text-properties officeooo:rsid="00292798" officeooo:paragraph-rsid="002b0cc1"/>
    </style:style>
    <style:style style:name="P16" style:family="paragraph" style:parent-style-name="Text_20_body">
      <style:text-properties officeooo:paragraph-rsid="002d6751"/>
    </style:style>
    <style:style style:name="P17" style:family="paragraph" style:parent-style-name="Table_20_Contents">
      <style:text-properties officeooo:paragraph-rsid="002d6751"/>
    </style:style>
    <style:style style:name="P18" style:family="paragraph" style:parent-style-name="calendar_20_accent">
      <style:text-properties officeooo:rsid="003751f6" officeooo:paragraph-rsid="003751f6"/>
    </style:style>
    <style:style style:name="P19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0" style:family="paragraph" style:parent-style-name="Calendar_20_Contents">
      <style:text-properties officeooo:rsid="003a5c8f" officeooo:paragraph-rsid="003a5c8f"/>
    </style:style>
    <style:style style:name="P21" style:family="paragraph" style:parent-style-name="Heading_20_1" style:master-page-name="Right_20_Page">
      <style:paragraph-properties style:page-number="auto" fo:break-before="page"/>
      <style:text-properties officeooo:rsid="002ba840" officeooo:paragraph-rsid="002d6751"/>
    </style:style>
    <style:style style:name="P22" style:family="paragraph" style:parent-style-name="Heading_20_1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3" style:family="paragraph" style:parent-style-name="Heading_20_1">
      <style:paragraph-properties fo:text-align="center" style:justify-single-word="false" fo:break-before="page"/>
      <style:text-properties officeooo:rsid="0036b600" officeooo:paragraph-rsid="0036b600"/>
    </style:style>
    <style:style style:name="P24" style:family="paragraph" style:parent-style-name="Heading_20_1">
      <style:paragraph-properties fo:break-before="page"/>
      <style:text-properties officeooo:rsid="001dc5cc" officeooo:paragraph-rsid="001dc5cc"/>
    </style:style>
    <style:style style:name="P25" style:family="paragraph" style:parent-style-name="Heading_20_1">
      <style:text-properties officeooo:rsid="001dc5cc" officeooo:paragraph-rsid="001dc5cc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paragraph-rsid="0022dc9c"/>
    </style:style>
    <style:style style:name="P29" style:family="paragraph" style:parent-style-name="calendar_20_accent">
      <style:text-properties officeooo:rsid="003a5c8f" officeooo:paragraph-rsid="003a5c8f"/>
    </style:style>
    <style:style style:name="P30" style:family="paragraph" style:parent-style-name="calendar_20_accent">
      <style:text-properties officeooo:rsid="003751f6" officeooo:paragraph-rsid="003751f6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  <style:style style:name="T3" style:family="text">
      <style:text-properties officeooo:rsid="0036b600"/>
    </style:style>
    <style:style style:name="T4" style:family="text">
      <style:text-properties officeooo:rsid="003751f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E1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</table:table>
      <text:p text:style-name="P16"/>
      <text:h text:style-name="P23" text:outline-level="1">Notes</text:h>
      <text:p text:style-name="P2"/>
      <text:h text:style-name="P24" text:outline-level="1">Reflections <text:span text:style-name="T3">Before</text:span> and Dur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 office:value-type="float" office:value="29">
            <text:p text:style-name="calendar_20_accent">29</text:p>
          </table:table-cell>
          <table:table-cell table:style-name="Table1.A2" office:value-type="float" office:value="30">
            <text:p text:style-name="calendar_20_accent">30</text:p>
          </table:table-cell>
          <table:table-cell table:style-name="Table1.A2" office:value-type="float" office:value="31">
            <text:p text:style-name="calendar_20_accent">31</text:p>
          </table:table-cell>
          <table:table-cell table:style-name="Table1.D2" office:value-type="float" office:value="1">
            <text:p text:style-name="P20">1</text:p>
          </table:table-cell>
        </table:table-row>
        <table:table-row table:style-name="Table1.2">
          <table:table-cell table:style-name="Table1.A2" office:value-type="float" office:value="5">
            <text:p text:style-name="P20">5</text:p>
          </table:table-cell>
          <table:table-cell table:style-name="Table1.A2" office:value-type="float" office:value="6">
            <text:p text:style-name="P20">6</text:p>
          </table:table-cell>
          <table:table-cell table:style-name="Table1.A2" office:value-type="float" office:value="7">
            <text:p text:style-name="P20">7</text:p>
          </table:table-cell>
          <table:table-cell table:style-name="Table1.D2" office:value-type="float" office:value="8">
            <text:p text:style-name="P20">8</text:p>
          </table:table-cell>
        </table:table-row>
        <table:table-row table:style-name="Table1.2">
          <table:table-cell table:style-name="Table1.A2" office:value-type="float" office:value="12">
            <text:p text:style-name="P20">12</text:p>
          </table:table-cell>
          <table:table-cell table:style-name="Table1.A2" office:value-type="float" office:value="13">
            <text:p text:style-name="P20">13</text:p>
          </table:table-cell>
          <table:table-cell table:style-name="Table1.A2" office:value-type="float" office:value="14">
            <text:p text:style-name="P20">14</text:p>
          </table:table-cell>
          <table:table-cell table:style-name="Table1.D2" office:value-type="float" office:value="15">
            <text:p text:style-name="P20">15</text:p>
          </table:table-cell>
        </table:table-row>
        <table:table-row table:style-name="Table1.2">
          <table:table-cell table:style-name="Table1.A2" office:value-type="float" office:value="19">
            <text:p text:style-name="P20">19</text:p>
          </table:table-cell>
          <table:table-cell table:style-name="Table1.A2" office:value-type="float" office:value="20">
            <text:p text:style-name="P20">20</text:p>
          </table:table-cell>
          <table:table-cell table:style-name="Table1.A2" office:value-type="float" office:value="21">
            <text:p text:style-name="P20">21</text:p>
          </table:table-cell>
          <table:table-cell table:style-name="Table1.D2" office:value-type="float" office:value="22">
            <text:p text:style-name="P20">22</text:p>
          </table:table-cell>
        </table:table-row>
        <table:table-row table:style-name="Table1.6">
          <table:table-cell table:style-name="Table1.A2" office:value-type="float" office:value="26">
            <text:p text:style-name="P20">26</text:p>
          </table:table-cell>
          <table:table-cell table:style-name="Table1.A2" office:value-type="float" office:value="27">
            <text:p text:style-name="P20">27</text:p>
          </table:table-cell>
          <table:table-cell table:style-name="Table1.C6" office:value-type="string">
            <text:p text:style-name="P20">28</text:p>
          </table:table-cell>
          <table:table-cell table:style-name="Table1.D6" office:value-type="string">
            <text:p text:style-name="P20">29</text:p>
          </table:table-cell>
        </table:table-row>
      </table:table>
      <text:p text:style-name="P5"/>
      <text:h text:style-name="P28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2" office:value-type="float" office:value="2">
            <text:p text:style-name="P20">2</text:p>
          </table:table-cell>
          <table:table-cell table:style-name="Table2.A2" office:value-type="float" office:value="3">
            <text:p text:style-name="P20">3</text:p>
          </table:table-cell>
          <table:table-cell table:style-name="Table2.C2" office:value-type="float" office:value="0">
            <text:p text:style-name="P20">4</text:p>
          </table:table-cell>
          <table:table-cell table:style-name="Table2.D2" office:value-type="float" office:value="31">
            <text:p text:style-name="P29">31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8">
            <text:p text:style-name="P20">8</text:p>
          </table:table-cell>
          <table:table-cell table:style-name="Table2.A3" office:value-type="float" office:value="10">
            <text:p text:style-name="P20">10</text:p>
          </table:table-cell>
          <table:table-cell table:style-name="Table2.C3" office:value-type="float" office:value="11">
            <text:p text:style-name="P20">11</text:p>
          </table:table-cell>
          <table:table-cell table:style-name="Table2.D3" office:value-type="float" office:value="32">
            <text:p text:style-name="P29">32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6">
            <text:p text:style-name="P20">16</text:p>
          </table:table-cell>
          <table:table-cell table:style-name="Table2.A3" office:value-type="float" office:value="17">
            <text:p text:style-name="P20">17</text:p>
          </table:table-cell>
          <table:table-cell table:style-name="Table2.C3" office:value-type="float" office:value="18">
            <text:p text:style-name="P20">18</text:p>
          </table:table-cell>
          <table:table-cell table:style-name="Table2.D3" office:value-type="float" office:value="33">
            <text:p text:style-name="P18">33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23">
            <text:p text:style-name="P20">23</text:p>
          </table:table-cell>
          <table:table-cell table:style-name="Table2.A3" office:value-type="float" office:value="24">
            <text:p text:style-name="P20">24</text:p>
          </table:table-cell>
          <table:table-cell table:style-name="Table2.C3" office:value-type="float" office:value="25">
            <text:p text:style-name="P20">25</text:p>
          </table:table-cell>
          <table:table-cell table:style-name="Table2.D3" office:value-type="float" office:value="34">
            <text:p text:style-name="P18">34</text:p>
          </table:table-cell>
          <table:covered-table-cell table:style-name="Table2.E1"/>
        </table:table-row>
        <table:table-row table:style-name="Table2.2">
          <table:table-cell table:style-name="Table2.A6" office:value-type="string">
            <text:p text:style-name="P20">30</text:p>
          </table:table-cell>
          <table:table-cell table:style-name="Table2.B6" office:value-type="string">
            <text:p text:style-name="P20">31</text:p>
          </table:table-cell>
          <table:table-cell table:style-name="Table2.C6" office:value-type="string">
            <text:p text:style-name="calendar_20_accent">1</text:p>
          </table:table-cell>
          <table:table-cell table:style-name="Table2.D3" office:value-type="float" office:value="35">
            <text:p text:style-name="P18">35</text:p>
          </table:table-cell>
          <table:covered-table-cell table:style-name="Table2.E1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0">Monday</text:p>
          </table:table-cell>
          <table:table-cell table:style-name="Table3.A1" office:value-type="string">
            <text:p text:style-name="P10">Tuesday </text:p>
          </table:table-cell>
          <table:table-cell table:style-name="Table3.D1" office:value-type="string">
            <text:p text:style-name="P10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4">Thursday</text:p>
          </table:table-cell>
          <table:table-cell table:style-name="Table4.A1" office:value-type="string">
            <text:p text:style-name="P14">Friday</text:p>
          </table:table-cell>
          <table:table-cell table:style-name="Table4.A1" office:value-type="string">
            <text:p text:style-name="P14">Saturday</text:p>
          </table:table-cell>
          <table:table-cell table:style-name="Table4.E1" office:value-type="string">
            <text:p text:style-name="P14">Sunday</text:p>
          </table:table-cell>
        </table:table-row>
        <table:table-row>
          <table:table-cell table:style-name="Table4.A2" office:value-type="string">
            <text:p text:style-name="P9">0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0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4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5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6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7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3">Monday</text:p>
          </table:table-cell>
          <table:table-cell table:style-name="Table5.A1" office:value-type="string">
            <text:p text:style-name="P13">Tuesday </text:p>
          </table:table-cell>
          <table:table-cell table:style-name="Table5.D1" office:value-type="string">
            <text:p text:style-name="P13">Wednesday</text:p>
          </table:table-cell>
        </table:table-row>
        <table:table-row>
          <table:table-cell table:style-name="Table5.A2" office:value-type="string">
            <text:p text:style-name="P7">0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0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4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5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6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7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>Thursday</text:p>
          </table:table-cell>
          <table:table-cell table:style-name="Table6.A1" office:value-type="string">
            <text:p text:style-name="P15">Friday</text:p>
          </table:table-cell>
          <table:table-cell table:style-name="Table6.A1" office:value-type="string">
            <text:p text:style-name="P15">Saturday</text:p>
          </table:table-cell>
          <table:table-cell table:style-name="Table6.E1" office:value-type="string">
            <text:p text:style-name="P15">Sunday</text:p>
          </table:table-cell>
        </table:table-row>
        <table:table-row>
          <table:table-cell table:style-name="Table6.A2" office:value-type="string">
            <text:p text:style-name="P7">0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0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4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5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6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7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3">Monday</text:p>
          </table:table-cell>
          <table:table-cell table:style-name="Table7.A1" office:value-type="string">
            <text:p text:style-name="P13">Tuesday </text:p>
          </table:table-cell>
          <table:table-cell table:style-name="Table7.D1" office:value-type="string">
            <text:p text:style-name="P13">Wednesday</text:p>
          </table:table-cell>
        </table:table-row>
        <table:table-row>
          <table:table-cell table:style-name="Table7.A2" office:value-type="string">
            <text:p text:style-name="P7">0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0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4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5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6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7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5">Thursday</text:p>
          </table:table-cell>
          <table:table-cell table:style-name="Table8.A1" office:value-type="string">
            <text:p text:style-name="P15">Friday</text:p>
          </table:table-cell>
          <table:table-cell table:style-name="Table8.A1" office:value-type="string">
            <text:p text:style-name="P15">Saturday</text:p>
          </table:table-cell>
          <table:table-cell table:style-name="Table8.E1" office:value-type="string">
            <text:p text:style-name="P15">Sunday</text:p>
          </table:table-cell>
        </table:table-row>
        <table:table-row>
          <table:table-cell table:style-name="Table8.A2" office:value-type="string">
            <text:p text:style-name="P7">0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0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4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5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6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7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3">Monday</text:p>
          </table:table-cell>
          <table:table-cell table:style-name="Table9.A1" office:value-type="string">
            <text:p text:style-name="P13">Tuesday </text:p>
          </table:table-cell>
          <table:table-cell table:style-name="Table9.D1" office:value-type="string">
            <text:p text:style-name="P13">Wednesday</text:p>
          </table:table-cell>
        </table:table-row>
        <table:table-row>
          <table:table-cell table:style-name="Table9.A2" office:value-type="string">
            <text:p text:style-name="P7">0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0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4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5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6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7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Thursday</text:p>
          </table:table-cell>
          <table:table-cell table:style-name="Table10.A1" office:value-type="string">
            <text:p text:style-name="P15">Friday</text:p>
          </table:table-cell>
          <table:table-cell table:style-name="Table10.A1" office:value-type="string">
            <text:p text:style-name="P15">Saturday</text:p>
          </table:table-cell>
          <table:table-cell table:style-name="Table10.E1" office:value-type="string">
            <text:p text:style-name="P15">Sunday</text:p>
          </table:table-cell>
        </table:table-row>
        <table:table-row>
          <table:table-cell table:style-name="Table10.A2" office:value-type="string">
            <text:p text:style-name="P7">0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0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4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5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6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7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3">Monday</text:p>
          </table:table-cell>
          <table:table-cell table:style-name="Table11.A1" office:value-type="string">
            <text:p text:style-name="P13">Tuesday </text:p>
          </table:table-cell>
          <table:table-cell table:style-name="Table11.D1" office:value-type="string">
            <text:p text:style-name="P13">Wednesday</text:p>
          </table:table-cell>
        </table:table-row>
        <table:table-row>
          <table:table-cell table:style-name="Table11.A2" office:value-type="string">
            <text:p text:style-name="P7">0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0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4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5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6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7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Thursday</text:p>
          </table:table-cell>
          <table:table-cell table:style-name="Table12.A1" office:value-type="string">
            <text:p text:style-name="P15">Friday</text:p>
          </table:table-cell>
          <table:table-cell table:style-name="Table12.A1" office:value-type="string">
            <text:p text:style-name="P15">Saturday</text:p>
          </table:table-cell>
          <table:table-cell table:style-name="Table12.E1" office:value-type="string">
            <text:p text:style-name="P15">Sunday</text:p>
          </table:table-cell>
        </table:table-row>
        <table:table-row>
          <table:table-cell table:style-name="Table12.A2" office:value-type="string">
            <text:p text:style-name="P7">0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0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4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5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6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7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13">Monday</text:p>
          </table:table-cell>
          <table:table-cell table:style-name="Table13.A1" office:value-type="string">
            <text:p text:style-name="P13">Tuesday </text:p>
          </table:table-cell>
          <table:table-cell table:style-name="Table13.D1" office:value-type="string">
            <text:p text:style-name="P13">Wednesday</text:p>
          </table:table-cell>
        </table:table-row>
        <table:table-row>
          <table:table-cell table:style-name="Table13.A2" office:value-type="string">
            <text:p text:style-name="P7">0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0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4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5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6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7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15">Thursday</text:p>
          </table:table-cell>
          <table:table-cell table:style-name="Table14.A1" office:value-type="string">
            <text:p text:style-name="P15">Friday</text:p>
          </table:table-cell>
          <table:table-cell table:style-name="Table14.A1" office:value-type="string">
            <text:p text:style-name="P15">Saturday</text:p>
          </table:table-cell>
          <table:table-cell table:style-name="Table14.E1" office:value-type="string">
            <text:p text:style-name="P15">Sunday</text:p>
          </table:table-cell>
        </table:table-row>
        <table:table-row>
          <table:table-cell table:style-name="Table14.A2" office:value-type="string">
            <text:p text:style-name="P7">0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0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4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5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6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7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13">Monday</text:p>
          </table:table-cell>
          <table:table-cell table:style-name="Table15.A1" office:value-type="string">
            <text:p text:style-name="P13">Tuesday </text:p>
          </table:table-cell>
          <table:table-cell table:style-name="Table15.D1" office:value-type="string">
            <text:p text:style-name="P13">Wednesday</text:p>
          </table:table-cell>
        </table:table-row>
        <table:table-row>
          <table:table-cell table:style-name="Table15.A2" office:value-type="string">
            <text:p text:style-name="P7">0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0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4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5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6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7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15">Thursday</text:p>
          </table:table-cell>
          <table:table-cell table:style-name="Table16.A1" office:value-type="string">
            <text:p text:style-name="P15">Friday</text:p>
          </table:table-cell>
          <table:table-cell table:style-name="Table16.A1" office:value-type="string">
            <text:p text:style-name="P15">Saturday</text:p>
          </table:table-cell>
          <table:table-cell table:style-name="Table16.E1" office:value-type="string">
            <text:p text:style-name="P15">Sunday</text:p>
          </table:table-cell>
        </table:table-row>
        <table:table-row>
          <table:table-cell table:style-name="Table16.A2" office:value-type="string">
            <text:p text:style-name="P7">0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0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4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5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6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7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</table:table>
      <text:h text:style-name="P22" text:outline-level="1">Notes</text:h>
      <text:h text:style-name="P19" text:outline-level="1"/>
      <text:h text:style-name="P27" text:outline-level="1">Note<text:span text:style-name="T4">s</text:span></text:h>
      <text:h text:style-name="P19" text:outline-level="1"/>
      <text:h text:style-name="P26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mage Red" svg:font-family="'Damage Red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adornments="Bold" style:font-family-generic="roman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Damage Red" fo:font-family="'Damage Red'" style:font-style-name="Regular" style:font-pitch="variable" fo:font-size="20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ccent" style:display-name="calendar accent" style:family="paragraph" style:parent-style-name="Calendar_20_Contents" style:master-page-name="">
      <style:paragraph-properties style:page-number="auto"/>
      <style:text-properties fo:color="#999999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8-01T07:41:56.782123134</dc:date>
    <meta:editing-duration>PT15H35M51S</meta:editing-duration>
    <meta:editing-cycles>21</meta:editing-cycles>
    <meta:generator>LibreOffice/7.6.7.2$Linux_X86_64 LibreOffice_project/60$Build-2</meta:generator>
    <meta:print-date>2024-03-25T01:40:34.360954262</meta:print-date>
    <meta:printed-by>PDF files</meta:printed-by>
    <meta:document-statistic meta:table-count="17" meta:image-count="0" meta:object-count="0" meta:page-count="24" meta:paragraph-count="776" meta:word-count="789" meta:character-count="3956" meta:non-whitespace-character-count="3935"/>
  </office:meta>
</office:document-meta>
</file>